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312" officeooo:paragraph-rsid="000d5746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de312" officeooo:paragraph-rsid="000d5746" style:font-size-asian="14pt" style:font-size-complex="14pt"/>
    </style:style>
    <style:style style:name="P4" style:family="paragraph" style:parent-style-name="Standard">
      <style:text-properties fo:font-size="14pt" officeooo:rsid="000de312" officeooo:paragraph-rsid="000f0e3e" style:font-size-asian="14pt" style:font-size-complex="14pt"/>
    </style:style>
    <style:style style:name="P5" style:family="paragraph" style:parent-style-name="Standard">
      <style:text-properties fo:font-size="14pt" officeooo:rsid="000de312" officeooo:paragraph-rsid="001012e1" style:font-size-asian="14pt" style:font-size-complex="14pt"/>
    </style:style>
    <style:style style:name="P6" style:family="paragraph" style:parent-style-name="Standard">
      <style:text-properties fo:font-size="14pt" officeooo:rsid="000de312" officeooo:paragraph-rsid="00107559" style:font-size-asian="14pt" style:font-size-complex="14pt"/>
    </style:style>
    <style:style style:name="P7" style:family="paragraph" style:parent-style-name="Standard">
      <style:text-properties fo:font-size="14pt" officeooo:rsid="000de312" officeooo:paragraph-rsid="0012076e" style:font-size-asian="14pt" style:font-size-complex="14pt"/>
    </style:style>
    <style:style style:name="P8" style:family="paragraph" style:parent-style-name="Standard">
      <style:text-properties officeooo:rsid="000f42c7" officeooo:paragraph-rsid="000d5746"/>
    </style:style>
    <style:style style:name="P9" style:family="paragraph" style:parent-style-name="Standard">
      <style:text-properties fo:font-size="12pt" officeooo:rsid="000f42c7" officeooo:paragraph-rsid="000d5746" style:font-size-asian="12pt" style:font-size-complex="12pt"/>
    </style:style>
    <style:style style:name="P10" style:family="paragraph" style:parent-style-name="Standard">
      <style:text-properties fo:font-size="12pt" officeooo:rsid="001012e1" officeooo:paragraph-rsid="001012e1" style:font-size-asian="12pt" style:font-size-complex="12pt"/>
    </style:style>
    <style:style style:name="P11" style:family="paragraph" style:parent-style-name="Standard">
      <style:text-properties fo:font-size="12pt" officeooo:rsid="000e778f" officeooo:paragraph-rsid="001012e1" style:font-size-asian="12pt" style:font-size-complex="12pt"/>
    </style:style>
    <style:style style:name="P12" style:family="paragraph" style:parent-style-name="Standard">
      <style:text-properties fo:font-size="12pt" officeooo:paragraph-rsid="0010bf1d" style:font-size-asian="12pt" style:font-size-complex="12pt"/>
    </style:style>
    <style:style style:name="P13" style:family="paragraph" style:parent-style-name="Standard">
      <style:text-properties fo:font-size="12pt" officeooo:rsid="000d158b" officeooo:paragraph-rsid="0010bf1d" style:font-size-asian="12pt" style:font-size-complex="12pt"/>
    </style:style>
    <style:style style:name="P14" style:family="paragraph" style:parent-style-name="Standard">
      <style:text-properties fo:font-size="12pt" officeooo:rsid="0010bf1d" officeooo:paragraph-rsid="0010bf1d" style:font-size-asian="12pt" style:font-size-complex="12pt"/>
    </style:style>
    <style:style style:name="P15" style:family="paragraph" style:parent-style-name="Standard">
      <style:text-properties fo:font-size="12pt" officeooo:rsid="00167d3a" officeooo:paragraph-rsid="00167d3a" style:font-size-asian="12pt" style:font-size-complex="12pt"/>
    </style:style>
    <style:style style:name="P16" style:family="paragraph" style:parent-style-name="Standard">
      <style:text-properties fo:font-size="12pt" officeooo:rsid="000de312" officeooo:paragraph-rsid="00167d3a" style:font-size-asian="12pt" style:font-size-complex="12pt"/>
    </style:style>
    <style:style style:name="P17" style:family="paragraph" style:parent-style-name="Standard">
      <style:text-properties fo:font-size="12pt" officeooo:rsid="001f6ceb" officeooo:paragraph-rsid="001f6ce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4pt"/>
    </style:style>
    <style:style style:name="P19" style:family="paragraph" style:parent-style-name="Standard">
      <style:text-properties fo:font-size="12pt" officeooo:rsid="0010eaea" officeooo:paragraph-rsid="000d5746" style:font-size-asian="10.5pt" style:font-size-complex="12pt"/>
    </style:style>
    <style:style style:name="P20" style:family="paragraph" style:parent-style-name="Standard">
      <style:text-properties fo:font-size="12pt" officeooo:rsid="000de312" officeooo:paragraph-rsid="001012e1" style:font-size-asian="10.5pt" style:font-size-complex="12pt"/>
    </style:style>
    <style:style style:name="P21" style:family="paragraph" style:parent-style-name="Standard">
      <style:text-properties fo:font-size="12pt" officeooo:rsid="0014bbc9" officeooo:paragraph-rsid="001012e1" style:font-size-asian="10.5pt" style:font-size-complex="12pt"/>
    </style:style>
    <style:style style:name="P22" style:family="paragraph" style:parent-style-name="Standard">
      <style:text-properties fo:font-size="12pt" officeooo:rsid="0015bda6" officeooo:paragraph-rsid="001012e1" style:font-size-asian="10.5pt" style:font-size-complex="12pt"/>
    </style:style>
    <style:style style:name="P23" style:family="paragraph" style:parent-style-name="Standard">
      <style:text-properties fo:font-size="12pt" officeooo:rsid="00107559" officeooo:paragraph-rsid="00107559" style:font-size-asian="10.5pt" style:font-size-complex="12pt"/>
    </style:style>
    <style:style style:name="P24" style:family="paragraph" style:parent-style-name="Standard">
      <style:text-properties fo:font-size="12pt" officeooo:rsid="001e721a" officeooo:paragraph-rsid="001e721a" style:font-size-asian="10.5pt" style:font-size-complex="12pt"/>
    </style:style>
    <style:style style:name="P25" style:family="paragraph" style:parent-style-name="Standard">
      <style:text-properties fo:font-size="12pt" officeooo:rsid="001c4826" officeooo:paragraph-rsid="001c4826" style:font-size-asian="14pt" style:font-size-complex="14pt"/>
    </style:style>
    <style:style style:name="P26" style:family="paragraph" style:parent-style-name="Standard">
      <style:text-properties officeooo:rsid="0010eaea" officeooo:paragraph-rsid="000d5746"/>
    </style:style>
    <style:style style:name="P27" style:family="paragraph" style:parent-style-name="Standard">
      <style:text-properties officeooo:rsid="0014bbc9" officeooo:paragraph-rsid="001012e1"/>
    </style:style>
    <style:style style:name="P28" style:family="paragraph" style:parent-style-name="Standard">
      <style:text-properties fo:font-size="12pt" officeooo:rsid="00107559" officeooo:paragraph-rsid="00107559" style:font-size-asian="10.5pt" style:font-size-complex="12pt"/>
    </style:style>
    <style:style style:name="P29" style:family="paragraph" style:parent-style-name="Standard">
      <style:text-properties fo:font-size="12pt" officeooo:rsid="0021584b" officeooo:paragraph-rsid="0021584b" style:font-size-asian="10.5pt" style:font-size-complex="12pt"/>
    </style:style>
    <style:style style:name="P30" style:family="paragraph" style:parent-style-name="Standard">
      <style:text-properties fo:font-size="12pt" officeooo:rsid="00229b8a" officeooo:paragraph-rsid="00229b8a" style:font-size-asian="12pt" style:font-size-complex="12pt"/>
    </style:style>
    <style:style style:name="P31" style:family="paragraph" style:parent-style-name="Standard">
      <style:text-properties fo:font-size="12pt" officeooo:rsid="00237714" officeooo:paragraph-rsid="00237714" style:font-size-asian="14pt" style:font-size-complex="14pt"/>
    </style:style>
    <style:style style:name="T1" style:family="text">
      <style:text-properties officeooo:rsid="001012e1"/>
    </style:style>
    <style:style style:name="T2" style:family="text">
      <style:text-properties officeooo:rsid="00132ba5"/>
    </style:style>
    <style:style style:name="T3" style:family="text">
      <style:text-properties officeooo:rsid="00167d3a"/>
    </style:style>
    <style:style style:name="T4" style:family="text">
      <style:text-properties officeooo:rsid="001992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2">（一）</text:p>
      <text:p text:style-name="P1">mysql&gt; select count(*) from (select distinct P.Origin,P.Dest from performance P) p;</text:p>
      <text:p text:style-name="P1">+----------+</text:p>
      <text:p text:style-name="P1">| count(*) |</text:p>
      <text:p text:style-name="P1">+----------+</text:p>
      <text:p text:style-name="P1">| <text:s text:c="4"/>6266 |</text:p>
      <text:p text:style-name="P1">+----------+</text:p>
      <text:p text:style-name="P1">1 row in set (3 min 16.59 sec)</text:p>
      <text:p text:style-name="P1"/>
      <text:p text:style-name="P3">（二）</text:p>
      <text:p text:style-name="P8">mysql&gt; select count(*) as count from performance P where P.Dest='TPA' and P.AirTime between 60 and 300;</text:p>
      <text:p text:style-name="P8">+--------+</text:p>
      <text:p text:style-name="P8">| count <text:s/>|</text:p>
      <text:p text:style-name="P8">+--------+</text:p>
      <text:p text:style-name="P8">| 201142 |</text:p>
      <text:p text:style-name="P8">+--------+</text:p>
      <text:p text:style-name="P9">1 row in set (1 min 18.49 sec)</text:p>
      <text:p text:style-name="P9"/>
      <text:p text:style-name="P3">（三）</text:p>
      <text:p text:style-name="P26">mysql&gt; select plane.model, count(*) from plane where plane.model like '767%' group by plane.model;</text:p>
      <text:p text:style-name="P26">+-----------+----------+</text:p>
      <text:p text:style-name="P26">| model <text:s text:c="4"/>| count(*) |</text:p>
      <text:p text:style-name="P26">+-----------+----------+</text:p>
      <text:p text:style-name="P26">| 767-201 <text:s text:c="2"/>| <text:s text:c="7"/>5 |</text:p>
      <text:p text:style-name="P26">| 767-223 <text:s text:c="2"/>| <text:s text:c="6"/>15 |</text:p>
      <text:p text:style-name="P26">| 767-224 <text:s text:c="2"/>| <text:s text:c="6"/>10 |</text:p>
      <text:p text:style-name="P26">| 767-2B7 <text:s text:c="2"/>| <text:s text:c="7"/>5 |</text:p>
      <text:p text:style-name="P26">| 767-322 <text:s text:c="2"/>| <text:s text:c="6"/>35 |</text:p>
      <text:p text:style-name="P26">| 767-323 <text:s text:c="2"/>| <text:s text:c="6"/>27 |</text:p>
      <text:p text:style-name="P26">| 767-324 <text:s text:c="2"/>| <text:s text:c="7"/>1 |</text:p>
      <text:p text:style-name="P26">| 767-332 <text:s text:c="2"/>| <text:s text:c="6"/>77 |</text:p>
      <text:p text:style-name="P26">| 767-33A <text:s text:c="2"/>| <text:s text:c="7"/>8 |</text:p>
      <text:p text:style-name="P26">| 767-3CB <text:s text:c="2"/>| <text:s text:c="7"/>3 |</text:p>
      <text:p text:style-name="P26">| 767-3G5 <text:s text:c="2"/>| <text:s text:c="7"/>3 |</text:p>
      <text:p text:style-name="P26">| 767-3P6 <text:s text:c="2"/>| <text:s text:c="7"/>6 |</text:p>
      <text:p text:style-name="P26">| 767-424ER | <text:s text:c="6"/>16 |</text:p>
      <text:p text:style-name="P26">| 767-432ER | <text:s text:c="6"/>21 |</text:p>
      <text:p text:style-name="P26">+-----------+----------+</text:p>
      <text:p text:style-name="P19">14 rows in set (0.43 sec)</text:p>
      <text:p text:style-name="P19"/>
      <text:p text:style-name="P4">（四）</text:p>
      <text:p text:style-name="P25">create index idx_TailNum on performance(TailNum);</text:p>
      <text:p text:style-name="P25">create index idx_tailnum on plane(tailnum);</text:p>
      <text:p text:style-name="P25"/>
      <text:p text:style-name="P25">select model, avg(Distance/ActualElapsedTime) as velocity</text:p>
      <text:p text:style-name="P25">from(</text:p>
      <text:p text:style-name="P25"><text:soft-page-break/><text:tab/>select model,ActualElapsedTime,Distance</text:p>
      <text:p text:style-name="P25"><text:tab/>from performance P,plane where P.TailNum=plane.tailnum</text:p>
      <text:p text:style-name="P25">)A</text:p>
      <text:p text:style-name="P25">where <text:s/>ActualElapsedTime!=0 and model is not NULL</text:p>
      <text:p text:style-name="P25">group by model;</text:p>
      <text:p text:style-name="P25"/>
      <text:p text:style-name="P25">drop index idx_TailNum on performance;</text:p>
      <text:p text:style-name="P25">drop index idx_tailnum on plane;</text:p>
      <text:p text:style-name="P25"/>
      <text:p text:style-name="P31">time: 10 min 26.00 sec+1.24 sec+43 min 38.72 sec+1.98 sec+0.52 sec</text:p>
      <text:p text:style-name="P31"/>
      <text:p text:style-name="P31">+-------------------+------------+</text:p>
      <text:p text:style-name="P31">| model <text:s text:c="12"/>| velocity <text:s text:c="2"/>|</text:p>
      <text:p text:style-name="P31">+-------------------+------------+</text:p>
      <text:p text:style-name="P31">| 1121 <text:s text:c="13"/>| 7.44571381 |</text:p>
      <text:p text:style-name="P31">| 150 <text:s text:c="14"/>| 5.97580100 |</text:p>
      <text:p text:style-name="P31">| 172E <text:s text:c="13"/>| 7.35897285 |</text:p>
      <text:p text:style-name="P31">| 172M <text:s text:c="13"/>| 6.00987796 |</text:p>
      <text:p text:style-name="P31">| 182A <text:s text:c="13"/>| 6.17938211 |</text:p>
      <text:p text:style-name="P31">| 182P <text:s text:c="13"/>| 5.71675565 |</text:p>
      <text:p text:style-name="P31">| 206B <text:s text:c="13"/>| 5.71288761 |</text:p>
      <text:p text:style-name="P31">| 210-5(205) <text:s text:c="7"/>| 5.66403834 |</text:p>
      <text:p text:style-name="P31">| 421C <text:s text:c="13"/>| 5.82854266 |</text:p>
      <text:p text:style-name="P31">| 550 <text:s text:c="14"/>| 5.70006496 |</text:p>
      <text:p text:style-name="P31">| 60 <text:s text:c="15"/>| 5.71821133 |</text:p>
      <text:p text:style-name="P31">| 65-A90 <text:s text:c="11"/>| 6.22358489 |</text:p>
      <text:p text:style-name="P31">| 690A <text:s text:c="13"/>| 7.43519330 |</text:p>
      <text:p text:style-name="P31">| 717-200 <text:s text:c="10"/>| 4.91611986 |</text:p>
      <text:p text:style-name="P31">| 737-230 <text:s text:c="10"/>| 3.56633213 |</text:p>
      <text:p text:style-name="P31">| 737-236 <text:s text:c="10"/>| 3.53836791 |</text:p>
      <text:p text:style-name="P31">| 737-282 <text:s text:c="10"/>| 3.54783782 |</text:p>
      <text:p text:style-name="P31">| 737-282C <text:s text:c="9"/>| 3.50006890 |</text:p>
      <text:p text:style-name="P31">| 737-2P6 <text:s text:c="10"/>| 3.56940270 |</text:p>
      <text:p text:style-name="P31">| 737-2X6C <text:s text:c="9"/>| 3.29341766 |</text:p>
      <text:p text:style-name="P31">| 737-2Y5 <text:s text:c="10"/>| 3.59042513 |</text:p>
      <text:p text:style-name="P31">| 737-301 <text:s text:c="10"/>| 4.87374504 |</text:p>
      <text:p text:style-name="P31">| 737-317 <text:s text:c="10"/>| 5.34705102 |</text:p>
      <text:p text:style-name="P31">| 737-322 <text:s text:c="10"/>| 5.34241900 |</text:p>
      <text:p text:style-name="P31">| 737-33A <text:s text:c="10"/>| 5.31381939 |</text:p>
      <text:p text:style-name="P31">| 737-3A4 <text:s text:c="10"/>| 5.35091024 |</text:p>
      <text:p text:style-name="P31">| 737-3B7 <text:s text:c="10"/>| 4.62929634 |</text:p>
      <text:p text:style-name="P31">| 737-3G7 <text:s text:c="10"/>| 5.34179158 |</text:p>
      <text:p text:style-name="P31">| 737-3H4 <text:s text:c="10"/>| 5.36354609 |</text:p>
      <text:p text:style-name="P31">| 737-3K2 <text:s text:c="10"/>| 5.34987084 |</text:p>
      <text:p text:style-name="P31">| 737-3L9 <text:s text:c="10"/>| 5.37119783 |</text:p>
      <text:p text:style-name="P31">| 737-3Q8 <text:s text:c="10"/>| 5.35022496 |</text:p>
      <text:p text:style-name="P31">| 737-3S3 <text:s text:c="10"/>| 5.36656722 |</text:p>
      <text:p text:style-name="P31">| 737-3T5 <text:s text:c="10"/>| 5.35620578 |</text:p>
      <text:p text:style-name="P31">| 737-3TO <text:s text:c="10"/>| 5.48356172 |</text:p>
      <text:p text:style-name="P31">| 737-3Y0 <text:s text:c="10"/>| 5.36383970 |</text:p>
      <text:p text:style-name="P31">| 737-401 <text:s text:c="10"/>| 5.04877130 |</text:p>
      <text:p text:style-name="P31">| 737-490 <text:s text:c="10"/>| 5.41946072 |</text:p>
      <text:p text:style-name="P31"><text:soft-page-break/>| 737-4B7 <text:s text:c="10"/>| 5.02488223 |</text:p>
      <text:p text:style-name="P31">| 737-4Q8 <text:s text:c="10"/>| 5.38625973 |</text:p>
      <text:p text:style-name="P31">| 737-4S3 <text:s text:c="10"/>| 5.37945852 |</text:p>
      <text:p text:style-name="P31">| 737-522 <text:s text:c="10"/>| 5.35037927 |</text:p>
      <text:p text:style-name="P31">| 737-524 <text:s text:c="10"/>| 5.01269315 |</text:p>
      <text:p text:style-name="P31">| 737-5H4 <text:s text:c="10"/>| 5.11821909 |</text:p>
      <text:p text:style-name="P31">| 737-705 <text:s text:c="10"/>| 5.74360238 |</text:p>
      <text:p text:style-name="P31">| 737-724 <text:s text:c="10"/>| 6.11834918 |</text:p>
      <text:p text:style-name="P31">| 737-73A <text:s text:c="10"/>| 6.84045691 |</text:p>
      <text:p text:style-name="P31">| 737-76N <text:s text:c="10"/>| 5.90069793 |</text:p>
      <text:p text:style-name="P31">| 737-76Q <text:s text:c="10"/>| 5.69456961 |</text:p>
      <text:p text:style-name="P31">| 737-790 <text:s text:c="10"/>| 5.92217967 |</text:p>
      <text:p text:style-name="P31">| 737-7AD <text:s text:c="10"/>| 5.65069971 |</text:p>
      <text:p text:style-name="P31">| 737-7BD <text:s text:c="10"/>| 5.83303556 |</text:p>
      <text:p text:style-name="P31">| 737-7H4 <text:s text:c="10"/>| 5.68739574 |</text:p>
      <text:p text:style-name="P31">| 737-7Q8 <text:s text:c="10"/>| 6.01779993 |</text:p>
      <text:p text:style-name="P31">| 737-824 <text:s text:c="10"/>| 6.28920404 |</text:p>
      <text:p text:style-name="P31">| 737-832 <text:s text:c="10"/>| 5.99259023 |</text:p>
      <text:p text:style-name="P31">| 737-890 <text:s text:c="10"/>| 6.58418070 |</text:p>
      <text:p text:style-name="P31">| 737-8FH <text:s text:c="10"/>| 6.61628343 |</text:p>
      <text:p text:style-name="P31">| 737-924 <text:s text:c="10"/>| 6.02254626 |</text:p>
      <text:p text:style-name="P31">| 737-924ER <text:s text:c="8"/>| 6.08330925 |</text:p>
      <text:p text:style-name="P31">| 737-990 <text:s text:c="10"/>| 6.17536042 |</text:p>
      <text:p text:style-name="P31">| 747-2B5F <text:s text:c="9"/>| 5.73768394 |</text:p>
      <text:p text:style-name="P31">| 747-422 <text:s text:c="10"/>| 7.26304046 |</text:p>
      <text:p text:style-name="P31">| 747-451 <text:s text:c="10"/>| 7.22213784 |</text:p>
      <text:p text:style-name="P31">| 757-212 <text:s text:c="10"/>| 5.57391397 |</text:p>
      <text:p text:style-name="P31">| 757-222 <text:s text:c="10"/>| 6.47666690 |</text:p>
      <text:p text:style-name="P31">| 757-223 <text:s text:c="10"/>| 6.59122588 |</text:p>
      <text:p text:style-name="P31">| 757-224 <text:s text:c="10"/>| 6.09831370 |</text:p>
      <text:p text:style-name="P31">| 757-225 <text:s text:c="10"/>| 5.88652385 |</text:p>
      <text:p text:style-name="P31">| 757-231 <text:s text:c="10"/>| 6.01631238 |</text:p>
      <text:p text:style-name="P31">| 757-232 <text:s text:c="10"/>| 5.96030128 |</text:p>
      <text:p text:style-name="P31">| 757-23N <text:s text:c="10"/>| 5.61862914 |</text:p>
      <text:p text:style-name="P31">| 757-251 <text:s text:c="10"/>| 6.12451804 |</text:p>
      <text:p text:style-name="P31">| 757-26D <text:s text:c="10"/>| 5.75267987 |</text:p>
      <text:p text:style-name="P31">| 757-2B7 <text:s text:c="10"/>| 5.92887728 |</text:p>
      <text:p text:style-name="P31">| 757-2G7 <text:s text:c="10"/>| 7.20750700 |</text:p>
      <text:p text:style-name="P31">| 757-2Q8 <text:s text:c="10"/>| 6.08611150 |</text:p>
      <text:p text:style-name="P31">| 757-2S7 <text:s text:c="10"/>| 6.90141401 |</text:p>
      <text:p text:style-name="P31">| 757-324 <text:s text:c="10"/>| 6.36977000 |</text:p>
      <text:p text:style-name="P31">| 757-33N <text:s text:c="10"/>| 6.38870394 |</text:p>
      <text:p text:style-name="P31">| 757-351 <text:s text:c="10"/>| 6.62805741 |</text:p>
      <text:p text:style-name="P31">| 767-201 <text:s text:c="10"/>| 5.58747775 |</text:p>
      <text:p text:style-name="P31">| 767-223 <text:s text:c="10"/>| 7.20244479 |</text:p>
      <text:p text:style-name="P31">| 767-224 <text:s text:c="10"/>| 6.27342255 |</text:p>
      <text:p text:style-name="P31">| 767-2B7 <text:s text:c="10"/>| 5.50566748 |</text:p>
      <text:p text:style-name="P31">| 767-322 <text:s text:c="10"/>| 7.08281658 |</text:p>
      <text:p text:style-name="P31">| 767-323 <text:s text:c="10"/>| 7.44535795 |</text:p>
      <text:p text:style-name="P31">| 767-324 <text:s text:c="10"/>| 5.79167692 |</text:p>
      <text:p text:style-name="P31">| 767-332 <text:s text:c="10"/>| 6.26225127 |</text:p>
      <text:p text:style-name="P31">| 767-33A <text:s text:c="10"/>| 8.58709635 |</text:p>
      <text:p text:style-name="P31"><text:soft-page-break/>| 767-3CB <text:s text:c="10"/>| 8.59748045 |</text:p>
      <text:p text:style-name="P31">| 767-3G5 <text:s text:c="10"/>| 8.57209160 |</text:p>
      <text:p text:style-name="P31">| 767-3P6 <text:s text:c="10"/>| 5.67481297 |</text:p>
      <text:p text:style-name="P31">| 767-424ER <text:s text:c="8"/>| 7.94991366 |</text:p>
      <text:p text:style-name="P31">| 767-432ER <text:s text:c="8"/>| 6.86489709 |</text:p>
      <text:p text:style-name="P31">| 777-222 <text:s text:c="10"/>| 7.10629717 |</text:p>
      <text:p text:style-name="P31">| 777-224 <text:s text:c="10"/>| 6.58434773 |</text:p>
      <text:p text:style-name="P31">| 777-232 <text:s text:c="10"/>| 6.16518037 |</text:p>
      <text:p text:style-name="P31">| 777-232LR <text:s text:c="8"/>| 5.54514737 |</text:p>
      <text:p text:style-name="P31">| A-1B <text:s text:c="13"/>| 7.44561140 |</text:p>
      <text:p text:style-name="P31">| A109E <text:s text:c="12"/>| 7.41463015 |</text:p>
      <text:p text:style-name="P31">| A318-111 <text:s text:c="9"/>| 6.05097840 |</text:p>
      <text:p text:style-name="P31">| A319-111 <text:s text:c="9"/>| 6.08399815 |</text:p>
      <text:p text:style-name="P31">| A319-112 <text:s text:c="9"/>| 4.82002359 |</text:p>
      <text:p text:style-name="P31">| A319-114 <text:s text:c="9"/>| 5.42579377 |</text:p>
      <text:p text:style-name="P31">| A319-131 <text:s text:c="9"/>| 6.07147347 |</text:p>
      <text:p text:style-name="P31">| A319-132 <text:s text:c="9"/>| 5.67747984 |</text:p>
      <text:p text:style-name="P31">| A320-211 <text:s text:c="9"/>| 5.54359451 |</text:p>
      <text:p text:style-name="P31">| A320-212 <text:s text:c="9"/>| 5.66651814 |</text:p>
      <text:p text:style-name="P31">| A320-214 <text:s text:c="9"/>| 5.82915425 |</text:p>
      <text:p text:style-name="P31">| A320-231 <text:s text:c="9"/>| 5.82538058 |</text:p>
      <text:p text:style-name="P31">| A320-232 <text:s text:c="9"/>| 6.11068469 |</text:p>
      <text:p text:style-name="P31">| A321-211 <text:s text:c="9"/>| 6.24841943 |</text:p>
      <text:p text:style-name="P31">| A330-223 <text:s text:c="9"/>| 7.25086296 |</text:p>
      <text:p text:style-name="P31">| A330-323 <text:s text:c="9"/>| 7.45819045 |</text:p>
      <text:p text:style-name="P31">| AS 355F1 <text:s text:c="9"/>| 7.47623068 |</text:p>
      <text:p text:style-name="P31">| ATR 72-212 <text:s text:c="7"/>| 2.66971826 |</text:p>
      <text:p text:style-name="P31">| ATR-72-212 <text:s text:c="7"/>| 2.66781202 |</text:p>
      <text:p text:style-name="P31">| C90 <text:s text:c="14"/>| 5.70297670 |</text:p>
      <text:p text:style-name="P31">| CL-600-2B19 <text:s text:c="6"/>| 4.54892491 |</text:p>
      <text:p text:style-name="P31">| CL-600-2C10 <text:s text:c="6"/>| 5.13617909 |</text:p>
      <text:p text:style-name="P31">| CL600-2D24 <text:s text:c="7"/>| 4.69881964 |</text:p>
      <text:p text:style-name="P31">| DA 20-A1 <text:s text:c="9"/>| 6.33445977 |</text:p>
      <text:p text:style-name="P31">| DC-7BF <text:s text:c="11"/>| 7.46754885 |</text:p>
      <text:p text:style-name="P31">| DC-9-31 <text:s text:c="10"/>| 4.23564543 |</text:p>
      <text:p text:style-name="P31">| DC-9-32 <text:s text:c="10"/>| 4.44513524 |</text:p>
      <text:p text:style-name="P31">| DC-9-41 <text:s text:c="10"/>| 4.09587864 |</text:p>
      <text:p text:style-name="P31">| DC-9-51 <text:s text:c="10"/>| 4.16634188 |</text:p>
      <text:p text:style-name="P31">| DC-9-82(MD-82) <text:s text:c="3"/>| 5.69583189 |</text:p>
      <text:p text:style-name="P31">| DC-9-83(MD-83) <text:s text:c="3"/>| 5.99215655 |</text:p>
      <text:p text:style-name="P31">| DHC-8-102 <text:s text:c="8"/>| 2.21289783 |</text:p>
      <text:p text:style-name="P31">| DHC-8-202 <text:s text:c="8"/>| 2.70823933 |</text:p>
      <text:p text:style-name="P31">| E-90 <text:s text:c="13"/>| 7.45500796 |</text:p>
      <text:p text:style-name="P31">| EMB-120 <text:s text:c="10"/>| 2.90353465 |</text:p>
      <text:p text:style-name="P31">| EMB-120ER <text:s text:c="8"/>| 2.80263915 |</text:p>
      <text:p text:style-name="P31">| EMB-135ER <text:s text:c="8"/>| 3.90290556 |</text:p>
      <text:p text:style-name="P31">| EMB-135KL <text:s text:c="8"/>| 4.63608887 |</text:p>
      <text:p text:style-name="P31">| EMB-135LR <text:s text:c="8"/>| 4.40801556 |</text:p>
      <text:p text:style-name="P31">| EMB-145 <text:s text:c="10"/>| 4.39315571 |</text:p>
      <text:p text:style-name="P31">| EMB-145EP <text:s text:c="8"/>| 3.87077326 |</text:p>
      <text:p text:style-name="P31">| EMB-145LR <text:s text:c="8"/>| 4.52266589 |</text:p>
      <text:p text:style-name="P31">| EMB-145XR <text:s text:c="8"/>| 5.48174353 |</text:p>
      <text:p text:style-name="P31"><text:soft-page-break/>| ERJ 190-100 IGW <text:s text:c="2"/>| 4.56071389 |</text:p>
      <text:p text:style-name="P31">| EXEC 162F <text:s text:c="8"/>| 5.61732857 |</text:p>
      <text:p text:style-name="P31">| F85P-1 <text:s text:c="11"/>| 6.60067147 |</text:p>
      <text:p text:style-name="P31">| FALCON XP <text:s text:c="8"/>| 5.87375020 |</text:p>
      <text:p text:style-name="P31">| FALCON-XP <text:s text:c="8"/>| 5.96475968 |</text:p>
      <text:p text:style-name="P31">| G-IV <text:s text:c="13"/>| 7.45884975 |</text:p>
      <text:p text:style-name="P31">| HST-550 <text:s text:c="10"/>| 5.69701237 |</text:p>
      <text:p text:style-name="P31">| KITFOX IV <text:s text:c="8"/>| 5.67786178 |</text:p>
      <text:p text:style-name="P31">| MD 83 <text:s text:c="12"/>| 5.98141401 |</text:p>
      <text:p text:style-name="P31">| MD-88 <text:s text:c="12"/>| 4.75522981 |</text:p>
      <text:p text:style-name="P31">| MD-90-30 <text:s text:c="9"/>| 5.50411904 |</text:p>
      <text:p text:style-name="P31">| OTTER DHC-3 <text:s text:c="6"/>| 6.01715812 |</text:p>
      <text:p text:style-name="P31">| PA-28-180 <text:s text:c="8"/>| 4.93236802 |</text:p>
      <text:p text:style-name="P31">| PA-31-350 <text:s text:c="8"/>| 5.92568773 |</text:p>
      <text:p text:style-name="P31">| PA-32R-300 <text:s text:c="7"/>| 5.71012420 |</text:p>
      <text:p text:style-name="P31">| PA-32RT-300 <text:s text:c="6"/>| 7.34155092 |</text:p>
      <text:p text:style-name="P31">| S-50A <text:s text:c="12"/>| 5.69101550 |</text:p>
      <text:p text:style-name="P31">| S-76A <text:s text:c="12"/>| 7.46644474 |</text:p>
      <text:p text:style-name="P31">| S55A <text:s text:c="13"/>| 5.68331932 |</text:p>
      <text:p text:style-name="P31">| SAAB 340B <text:s text:c="8"/>| 2.43309256 |</text:p>
      <text:p text:style-name="P31">| T210N <text:s text:c="12"/>| 5.68835788 |</text:p>
      <text:p text:style-name="P31">| T337G <text:s text:c="12"/>| 5.61930305 |</text:p>
      <text:p text:style-name="P31">| VANS AIRCRAFT RV6 | 5.74387340 |</text:p>
      <text:p text:style-name="P31">+-------------------+------------+</text:p>
      <text:p text:style-name="P4"/>
      <text:p text:style-name="P4">（五）</text:p>
      <text:p text:style-name="P30">create index idx_iata on airports(iata);</text:p>
      <text:p text:style-name="P30"/>
      <text:p text:style-name="P30">select origin,dest,zone</text:p>
      <text:p text:style-name="P30">from(</text:p>
      <text:p text:style-name="P30"><text:tab/>select distinct p.Origin as origin,p.Dest as dest,floor(abs(A1.lat-A2.lat)/15) as zone</text:p>
      <text:p text:style-name="P30"><text:tab/>from performance p,airports A1,airports A2</text:p>
      <text:p text:style-name="P30"><text:tab/>where p.Origin=A1.iata and p.Dest=A2.iata</text:p>
      <text:p text:style-name="P30">) P</text:p>
      <text:p text:style-name="P30">order by zone desc,origin,dest limit 50;</text:p>
      <text:p text:style-name="P30"/>
      <text:p text:style-name="P30">drop index idx_iatav on airports;</text:p>
      <text:p text:style-name="P30"/>
      <text:p text:style-name="P30">time: 0.98 sec+27 min 10.99 sec+3.74 sec</text:p>
      <text:p text:style-name="P30"/>
      <text:p text:style-name="P30">+--------+------+------+</text:p>
      <text:p text:style-name="P30">| origin | dest | zone |</text:p>
      <text:p text:style-name="P30">+--------+------+------+</text:p>
      <text:p text:style-name="P30">| ANC <text:s text:c="3"/>| HNL <text:s/>| <text:s text:c="3"/>2 |</text:p>
      <text:p text:style-name="P30">| ANC <text:s text:c="3"/>| IAH <text:s/>| <text:s text:c="3"/>2 |</text:p>
      <text:p text:style-name="P30">| ANC <text:s text:c="3"/>| KOA <text:s/>| <text:s text:c="3"/>2 |</text:p>
      <text:p text:style-name="P30">| ANC <text:s text:c="3"/>| OGG <text:s/>| <text:s text:c="3"/>2 |</text:p>
      <text:p text:style-name="P30">| HNL <text:s text:c="3"/>| ANC <text:s/>| <text:s text:c="3"/>2 |</text:p>
      <text:p text:style-name="P30">| IAH <text:s text:c="3"/>| ANC <text:s/>| <text:s text:c="3"/>2 |</text:p>
      <text:p text:style-name="P30">| OGG <text:s text:c="3"/>| ANC <text:s/>| <text:s text:c="3"/>2 |</text:p>
      <text:p text:style-name="P30">| ALB <text:s text:c="3"/>| FLL <text:s/>| <text:s text:c="3"/>1 |</text:p>
      <text:p text:style-name="P30">| ANC <text:s text:c="3"/>| ATL <text:s/>| <text:s text:c="3"/>1 |</text:p>
      <text:p text:style-name="P30"><text:soft-page-break/>| ANC <text:s text:c="3"/>| CVG <text:s/>| <text:s text:c="3"/>1 |</text:p>
      <text:p text:style-name="P30">| ANC <text:s text:c="3"/>| DEN <text:s/>| <text:s text:c="3"/>1 |</text:p>
      <text:p text:style-name="P30">| ANC <text:s text:c="3"/>| DFW <text:s/>| <text:s text:c="3"/>1 |</text:p>
      <text:p text:style-name="P30">| ANC <text:s text:c="3"/>| DTW <text:s/>| <text:s text:c="3"/>1 |</text:p>
      <text:p text:style-name="P30">| ANC <text:s text:c="3"/>| LAS <text:s/>| <text:s text:c="3"/>1 |</text:p>
      <text:p text:style-name="P30">| ANC <text:s text:c="3"/>| LAX <text:s/>| <text:s text:c="3"/>1 |</text:p>
      <text:p text:style-name="P30">| ANC <text:s text:c="3"/>| MSP <text:s/>| <text:s text:c="3"/>1 |</text:p>
      <text:p text:style-name="P30">| ANC <text:s text:c="3"/>| ORD <text:s/>| <text:s text:c="3"/>1 |</text:p>
      <text:p text:style-name="P30">| ANC <text:s text:c="3"/>| PDX <text:s/>| <text:s text:c="3"/>1 |</text:p>
      <text:p text:style-name="P30">| ANC <text:s text:c="3"/>| PHX <text:s/>| <text:s text:c="3"/>1 |</text:p>
      <text:p text:style-name="P30">| ANC <text:s text:c="3"/>| SFO <text:s/>| <text:s text:c="3"/>1 |</text:p>
      <text:p text:style-name="P30">| ANC <text:s text:c="3"/>| SLC <text:s/>| <text:s text:c="3"/>1 |</text:p>
      <text:p text:style-name="P30">| ATL <text:s text:c="3"/>| ANC <text:s/>| <text:s text:c="3"/>1 |</text:p>
      <text:p text:style-name="P30">| ATL <text:s text:c="3"/>| BQN <text:s/>| <text:s text:c="3"/>1 |</text:p>
      <text:p text:style-name="P30">| ATL <text:s text:c="3"/>| PSE <text:s/>| <text:s text:c="3"/>1 |</text:p>
      <text:p text:style-name="P30">| ATL <text:s text:c="3"/>| SJU <text:s/>| <text:s text:c="3"/>1 |</text:p>
      <text:p text:style-name="P30">| ATL <text:s text:c="3"/>| STT <text:s/>| <text:s text:c="3"/>1 |</text:p>
      <text:p text:style-name="P30">| ATL <text:s text:c="3"/>| STX <text:s/>| <text:s text:c="3"/>1 |</text:p>
      <text:p text:style-name="P30">| AUS <text:s text:c="3"/>| SEA <text:s/>| <text:s text:c="3"/>1 |</text:p>
      <text:p text:style-name="P30">| BDL <text:s text:c="3"/>| FLL <text:s/>| <text:s text:c="3"/>1 |</text:p>
      <text:p text:style-name="P30">| BDL <text:s text:c="3"/>| MIA <text:s/>| <text:s text:c="3"/>1 |</text:p>
      <text:p text:style-name="P30">| BDL <text:s text:c="3"/>| PBI <text:s/>| <text:s text:c="3"/>1 |</text:p>
      <text:p text:style-name="P30">| BDL <text:s text:c="3"/>| RSW <text:s/>| <text:s text:c="3"/>1 |</text:p>
      <text:p text:style-name="P30">| BDL <text:s text:c="3"/>| SJU <text:s/>| <text:s text:c="3"/>1 |</text:p>
      <text:p text:style-name="P30">| BOS <text:s text:c="3"/>| FLL <text:s/>| <text:s text:c="3"/>1 |</text:p>
      <text:p text:style-name="P30">| BOS <text:s text:c="3"/>| MIA <text:s/>| <text:s text:c="3"/>1 |</text:p>
      <text:p text:style-name="P30">| BOS <text:s text:c="3"/>| PBI <text:s/>| <text:s text:c="3"/>1 |</text:p>
      <text:p text:style-name="P30">| BOS <text:s text:c="3"/>| RSW <text:s/>| <text:s text:c="3"/>1 |</text:p>
      <text:p text:style-name="P30">| BOS <text:s text:c="3"/>| SJU <text:s/>| <text:s text:c="3"/>1 |</text:p>
      <text:p text:style-name="P30">| BOS <text:s text:c="3"/>| STT <text:s/>| <text:s text:c="3"/>1 |</text:p>
      <text:p text:style-name="P30">| BQN <text:s text:c="3"/>| EWR <text:s/>| <text:s text:c="3"/>1 |</text:p>
      <text:p text:style-name="P30">| BQN <text:s text:c="3"/>| JFK <text:s/>| <text:s text:c="3"/>1 |</text:p>
      <text:p text:style-name="P30">| BTV <text:s text:c="3"/>| MCO <text:s/>| <text:s text:c="3"/>1 |</text:p>
      <text:p text:style-name="P30">| BUF <text:s text:c="3"/>| FLL <text:s/>| <text:s text:c="3"/>1 |</text:p>
      <text:p text:style-name="P30">| BUF <text:s text:c="3"/>| PBI <text:s/>| <text:s text:c="3"/>1 |</text:p>
      <text:p text:style-name="P30">| BUF <text:s text:c="3"/>| RSW <text:s/>| <text:s text:c="3"/>1 |</text:p>
      <text:p text:style-name="P30">| BWI <text:s text:c="3"/>| SJU <text:s/>| <text:s text:c="3"/>1 |</text:p>
      <text:p text:style-name="P30">| CLE <text:s text:c="3"/>| FLL <text:s/>| <text:s text:c="3"/>1 |</text:p>
      <text:p text:style-name="P30">| CLE <text:s text:c="3"/>| MIA <text:s/>| <text:s text:c="3"/>1 |</text:p>
      <text:p text:style-name="P30">| CLE <text:s text:c="3"/>| SJU <text:s/>| <text:s text:c="3"/>1 |</text:p>
      <text:p text:style-name="P30">| CLT <text:s text:c="3"/>| SJU <text:s/>| <text:s text:c="3"/>1 |</text:p>
      <text:p text:style-name="P30">+--------+------+------+</text:p>
      <text:p text:style-name="P10"/>
      <text:p text:style-name="P5">（六） <text:s/></text:p>
      <text:p text:style-name="P11">mysql&gt; select distinct model from plane</text:p>
      <text:p text:style-name="P11"><text:s text:c="4"/>-&gt; where <text:span text:style-name="T4">tailnum</text:span> not in (select distinct TailNum from performance where Year=2008);</text:p>
      <text:p text:style-name="P11"/>
      <text:p text:style-name="P11">Empty set (42 min 16.96 sec)</text:p>
      <text:p text:style-name="P11"/>
      <text:p text:style-name="P5">（七）</text:p>
      <text:p text:style-name="P17">create index idx_TailNum on performance(TailNum);</text:p>
      <text:p text:style-name="P17"><text:soft-page-break/>create index idx_tailnum on plane(tailnum);</text:p>
      <text:p text:style-name="P17"/>
      <text:p text:style-name="P17">select manu from</text:p>
      <text:p text:style-name="P17">(</text:p>
      <text:p text:style-name="P17"><text:tab/>select plane.manufacturer as manu,avg(P.ArrDelay) as average</text:p>
      <text:p text:style-name="P17"><text:tab/>from plane,performance P</text:p>
      <text:p text:style-name="P17"><text:tab/>where P.TailNum=plane.tailnum </text:p>
      <text:p text:style-name="P17"><text:tab/>group by plane.manufacturer</text:p>
      <text:p text:style-name="P17">) data</text:p>
      <text:p text:style-name="P17">where average&gt;30;</text:p>
      <text:p text:style-name="P17"/>
      <text:p text:style-name="P17">drop index idx_Tailnum on performance;</text:p>
      <text:p text:style-name="P17">drop index idx_tailnum on plane;</text:p>
      <text:p text:style-name="P10"/>
      <text:p text:style-name="P17">time: 8 min 6.88 sec+1.18 sec+1 hour 12 min 48.33 sec+4.65 sec+0.62 sec</text:p>
      <text:p text:style-name="P17"/>
      <text:p text:style-name="P17">result: Empty set</text:p>
      <text:p text:style-name="P5">（八） </text:p>
      <text:p text:style-name="P20">先查詢以一天為單位的delay時間：</text:p>
      <text:p text:style-name="P27">mysql&gt; select P.DayOfWeek,avg(P.ArrDelay) as delay</text:p>
      <text:p text:style-name="P27"><text:s text:c="4"/>-&gt; from performance P group by P.DayOfWeek order by P.DayOfWeek;</text:p>
      <text:p text:style-name="P27">+-----------+---------+</text:p>
      <text:p text:style-name="P27">| DayOfWeek | delay <text:s text:c="2"/>|</text:p>
      <text:p text:style-name="P27">+-----------+---------+</text:p>
      <text:p text:style-name="P27">| <text:s text:c="8"/>1 | <text:s/>9.0241 |</text:p>
      <text:p text:style-name="P27">| <text:s text:c="8"/>2 | <text:s/>7.1566 |</text:p>
      <text:p text:style-name="P27">| <text:s text:c="8"/>3 | <text:s/>7.9923 |</text:p>
      <text:p text:style-name="P27">| <text:s text:c="8"/>4 | 10.6783 |</text:p>
      <text:p text:style-name="P27">| <text:s text:c="8"/>5 | 11.8416 |</text:p>
      <text:p text:style-name="P27">| <text:s text:c="8"/>6 | <text:s/>5.5041 |</text:p>
      <text:p text:style-name="P27">| <text:s text:c="8"/>7 | <text:s/>9.1364 |</text:p>
      <text:p text:style-name="P27">+-----------+---------+</text:p>
      <text:p text:style-name="P27">7 rows in set (2 min 58.00 sec)</text:p>
      <text:p text:style-name="P27"/>
      <text:p text:style-name="P21">可以發現統計下來，禮拜六的平均delay時間最少</text:p>
      <text:p text:style-name="P21">再來查<text:span text:style-name="T1">24小時為單位的delay時間：</text:span></text:p>
      <text:p text:style-name="P24">mysql&gt; select floor(P.CRSDepTime/100),avg(P.ArrDelay) as delay</text:p>
      <text:p text:style-name="P24"><text:s text:c="4"/>-&gt; from performance P group by floor(P.CRSDepTime/100) order by floor(P.CRSDepTime/100);</text:p>
      <text:p text:style-name="P24">+-------------------------+---------+</text:p>
      <text:p text:style-name="P24">| floor(P.CRSDepTime/100) | delay <text:s text:c="2"/>|</text:p>
      <text:p text:style-name="P24">+-------------------------+---------+</text:p>
      <text:p text:style-name="P24">| <text:s text:c="22"/>0 | <text:s/>2.8345 |</text:p>
      <text:p text:style-name="P24">| <text:s text:c="22"/>1 | <text:s/>2.1318 |</text:p>
      <text:p text:style-name="P24">| <text:s text:c="22"/>2 | <text:s/>1.6644 |</text:p>
      <text:p text:style-name="P24">| <text:s text:c="22"/>3 | <text:s/>8.9932 |</text:p>
      <text:p text:style-name="P24">| <text:s text:c="22"/>4 | <text:s/>3.5882 |</text:p>
      <text:p text:style-name="P24">| <text:s text:c="22"/>5 | <text:s/>0.7689 |</text:p>
      <text:p text:style-name="P24">| <text:s text:c="22"/>6 | <text:s/>0.6046 |</text:p>
      <text:p text:style-name="P24">| <text:s text:c="22"/>7 | <text:s/>1.6227 |</text:p>
      <text:p text:style-name="P24">| <text:s text:c="22"/>8 | <text:s/>3.0429 |</text:p>
      <text:p text:style-name="P24">| <text:s text:c="22"/>9 | <text:s/>4.0603 |</text:p>
      <text:p text:style-name="P24"><text:soft-page-break/>| <text:s text:c="21"/>10 | <text:s/>5.2579 |</text:p>
      <text:p text:style-name="P24">| <text:s text:c="21"/>11 | <text:s/>6.2243 |</text:p>
      <text:p text:style-name="P24">| <text:s text:c="21"/>12 | <text:s/>7.6011 |</text:p>
      <text:p text:style-name="P24">| <text:s text:c="21"/>13 | <text:s/>9.6781 |</text:p>
      <text:p text:style-name="P24">| <text:s text:c="21"/>14 | 11.0541 |</text:p>
      <text:p text:style-name="P24">| <text:s text:c="21"/>15 | 12.2673 |</text:p>
      <text:p text:style-name="P24">| <text:s text:c="21"/>16 | 13.5018 |</text:p>
      <text:p text:style-name="P24">| <text:s text:c="21"/>17 | 15.0906 |</text:p>
      <text:p text:style-name="P24">| <text:s text:c="21"/>18 | 15.4076 |</text:p>
      <text:p text:style-name="P24">| <text:s text:c="21"/>19 | 15.5707 |</text:p>
      <text:p text:style-name="P24">| <text:s text:c="21"/>20 | 15.8314 |</text:p>
      <text:p text:style-name="P24">| <text:s text:c="21"/>21 | 13.4131 |</text:p>
      <text:p text:style-name="P24">| <text:s text:c="21"/>22 | <text:s/>9.0028 |</text:p>
      <text:p text:style-name="P24">| <text:s text:c="21"/>23 | <text:s/>7.0387 |</text:p>
      <text:p text:style-name="P24">+-------------------------+---------+</text:p>
      <text:p text:style-name="P24">24 rows in set (3 min 24.78 sec)</text:p>
      <text:p text:style-name="P22"/>
      <text:p text:style-name="P24">6~7點的平均delay時間最少</text:p>
      <text:p text:style-name="P22"/>
      <text:p text:style-name="P6">（九）</text:p>
      <text:p text:style-name="P29">create index idx_tailnum on plane(tailnum);</text:p>
      <text:p text:style-name="P29">create index idx_TailNum on performance(TailNum);</text:p>
      <text:p text:style-name="P29"/>
      <text:p text:style-name="P29">select a.tailnum,a.delay,pla.year</text:p>
      <text:p text:style-name="P29">from</text:p>
      <text:p text:style-name="P29">(</text:p>
      <text:p text:style-name="P29"><text:tab/>select plane.tailnum as tailnum,avg(P.ArrDelay) as delay</text:p>
      <text:p text:style-name="P29"><text:tab/>from performance P,plane </text:p>
      <text:p text:style-name="P29"><text:tab/>where P.TailNum=plane.tailnum </text:p>
      <text:p text:style-name="P29"><text:tab/>group by plane.tailnum </text:p>
      <text:p text:style-name="P29"><text:tab/>order by avg(P.ArrDelay) desc limit 30</text:p>
      <text:p text:style-name="P29">) a,plane pla</text:p>
      <text:p text:style-name="P29">where pla.tailnum=a.tailnum order by a.delay desc;</text:p>
      <text:p text:style-name="P29"/>
      <text:p text:style-name="P29">drop index idx_tailnum on plane;</text:p>
      <text:p text:style-name="P29">drop index idx_TailNum on performance;</text:p>
      <text:p text:style-name="P29"/>
      <text:p text:style-name="P29">time: 0.85 sec+7 min 58.13 sec+40 min 26.46 sec+1.70 sec+0.46 sec</text:p>
      <text:p text:style-name="P23"/>
      <text:p text:style-name="P29">+---------+----------+------+</text:p>
      <text:p text:style-name="P29">| tailnum | delay <text:s text:c="3"/>| year |</text:p>
      <text:p text:style-name="P29">+---------+----------+------+</text:p>
      <text:p text:style-name="P29">| N852NW <text:s/>| 167.8333 | 2004 |</text:p>
      <text:p text:style-name="P29">| N853NW <text:s/>| 127.0000 | 2004 |</text:p>
      <text:p text:style-name="P29">| N78004 <text:s/>| 124.4000 | 1998 |</text:p>
      <text:p text:style-name="P29">| N810NW <text:s/>| <text:s/>59.4458 | 2005 |</text:p>
      <text:p text:style-name="P29">| N104UA <text:s/>| <text:s/>57.4615 | 1998 |</text:p>
      <text:p text:style-name="P29">| N817NW <text:s/>| <text:s/>50.0000 | 2007 |</text:p>
      <text:p text:style-name="P29">| N859NW <text:s/>| <text:s/>49.5000 | 2006 |</text:p>
      <text:p text:style-name="P29">| N271AY <text:s/>| <text:s/>46.3061 | <text:s text:c="3"/>0 |</text:p>
      <text:p text:style-name="P29">| N855NW <text:s/>| <text:s/>46.0000 | 2004 |</text:p>
      <text:p text:style-name="P29">| N179UA <text:s/>| <text:s/>45.9487 | 1991 |</text:p>
      <text:p text:style-name="P29"><text:soft-page-break/>| N187UA <text:s/>| <text:s/>45.7143 | 1992 |</text:p>
      <text:p text:style-name="P29">| N270AY <text:s/>| <text:s/>43.5672 | 2000 |</text:p>
      <text:p text:style-name="P29">| N278AY <text:s/>| <text:s/>40.7798 | 2001 |</text:p>
      <text:p text:style-name="P29">| N181UA <text:s/>| <text:s/>40.6744 | 1991 |</text:p>
      <text:p text:style-name="P29">| N808NW <text:s/>| <text:s/>39.7340 | 2004 |</text:p>
      <text:p text:style-name="P29">| N276AY <text:s/>| <text:s/>39.3630 | 2001 |</text:p>
      <text:p text:style-name="P29">| N275AY <text:s/>| <text:s/>38.6378 | 2000 |</text:p>
      <text:p text:style-name="P29">| N804NW <text:s/>| <text:s/>38.3875 | 2003 |</text:p>
      <text:p text:style-name="P29">| N857NW <text:s/>| <text:s/>37.0000 | 2004 |</text:p>
      <text:p text:style-name="P29">| N7ACAA <text:s/>| <text:s/>36.9852 | NULL |</text:p>
      <text:p text:style-name="P29">| N277AY <text:s/>| <text:s/>36.1812 | 2001 |</text:p>
      <text:p text:style-name="P29">| N7BWAA <text:s/>| <text:s/>36.1081 | NULL |</text:p>
      <text:p text:style-name="P29">| N854NW <text:s/>| <text:s/>36.0000 | 2004 |</text:p>
      <text:p text:style-name="P29">| N174UA <text:s/>| <text:s/>35.1667 | 1990 |</text:p>
      <text:p text:style-name="P29">| N7BKAA <text:s/>| <text:s/>34.3894 | NULL |</text:p>
      <text:p text:style-name="P29">| N273AY <text:s/>| <text:s/>34.2877 | 2000 |</text:p>
      <text:p text:style-name="P29">| N117UA <text:s/>| <text:s/>33.1333 | 1999 |</text:p>
      <text:p text:style-name="P29">| N7AHAA <text:s/>| <text:s/>32.5714 | NULL |</text:p>
      <text:p text:style-name="P29">| N77006 <text:s/>| <text:s/>31.3333 | 1998 |</text:p>
      <text:p text:style-name="P29">| N120UA <text:s/>| <text:s/>31.1923 | 1999 |</text:p>
      <text:p text:style-name="P29">+---------+----------+------+</text:p>
      <text:p text:style-name="P29"/>
      <text:p text:style-name="P29">delay時間最久的前幾名有新也有舊的飛機，看起來是沒有什麼關聯。</text:p>
      <text:p text:style-name="P23"/>
      <text:p text:style-name="P6">（十）</text:p>
      <text:p text:style-name="P12">首先先查詢每個月的平均delay時間：</text:p>
      <text:p text:style-name="P13">mysql&gt; select Month,avg(ArrDelay) from performance group by Month;</text:p>
      <text:p text:style-name="P13">+-------+---------------+</text:p>
      <text:p text:style-name="P13">| Month | avg(ArrDelay) |</text:p>
      <text:p text:style-name="P13">+-------+---------------+</text:p>
      <text:p text:style-name="P13">| <text:s text:c="4"/>1 | <text:s text:c="7"/>8.1447 |</text:p>
      <text:p text:style-name="P13">| <text:s text:c="4"/>2 | <text:s text:c="6"/>10.9568 |</text:p>
      <text:p text:style-name="P13">| <text:s text:c="4"/>3 | <text:s text:c="7"/>9.5075 |</text:p>
      <text:p text:style-name="P13">| <text:s text:c="4"/>4 | <text:s text:c="7"/>7.1377 |</text:p>
      <text:p text:style-name="P13">| <text:s text:c="4"/>5 | <text:s text:c="7"/>6.5539 |</text:p>
      <text:p text:style-name="P13">| <text:s text:c="4"/>6 | <text:s text:c="6"/>13.5223 |</text:p>
      <text:p text:style-name="P13">| <text:s text:c="4"/>7 | <text:s text:c="6"/>11.5676 |</text:p>
      <text:p text:style-name="P13">| <text:s text:c="4"/>8 | <text:s text:c="7"/>9.2630 |</text:p>
      <text:p text:style-name="P13">| <text:s text:c="4"/>9 | <text:s text:c="7"/>4.2925 |</text:p>
      <text:p text:style-name="P13">| <text:s text:c="3"/>10 | <text:s text:c="7"/>5.9391 |</text:p>
      <text:p text:style-name="P13">| <text:s text:c="3"/>11 | <text:s text:c="7"/>4.7173 |</text:p>
      <text:p text:style-name="P13">| <text:s text:c="3"/>12 | <text:s text:c="6"/>14.1058 |</text:p>
      <text:p text:style-name="P13">+-------+---------------+</text:p>
      <text:p text:style-name="P13">12 rows in set (3 min 5.79 sec)</text:p>
      <text:p text:style-name="P13">可以發現，若將3,4,5月當作春天，可以發現夏天的delay時間最多，冬天次之，春第三，最後是秋天，推測可能美國夏天的颶風與冬天的冰雹影響了delay時間，而春秋則相對的安寧。</text:p>
      <text:p text:style-name="P13"/>
      <text:p text:style-name="P13">mysql&gt; select avg(WeatherDelay) as average from performance P where P.WeatherDelay!=0;</text:p>
      <text:p text:style-name="P13">+---------+</text:p>
      <text:p text:style-name="P13">| average <text:s text:c="2"/>|</text:p>
      <text:p text:style-name="P13">+---------+</text:p>
      <text:p text:style-name="P13"><text:soft-page-break/>| 44.5791 |</text:p>
      <text:p text:style-name="P13">+---------+</text:p>
      <text:p text:style-name="P13">1 row in set (2 min 34.78 sec)</text:p>
      <text:p text:style-name="P13">再查了這三年來，若有受到天氣影響而delay的航班，發現平均delay時間竟然有44.58之高，可見天氣影響的時間是很大的。</text:p>
      <text:p text:style-name="P13"/>
      <text:p text:style-name="P14">mysql&gt; select avg(WeatherDelay) as average from performance;</text:p>
      <text:p text:style-name="P14">+---------+</text:p>
      <text:p text:style-name="P14">| average |</text:p>
      <text:p text:style-name="P14">+---------+</text:p>
      <text:p text:style-name="P14">| <text:s/>0.7048 |</text:p>
      <text:p text:style-name="P14">+---------+</text:p>
      <text:p text:style-name="P14">1 row in set (3 min 39.97 sec)</text:p>
      <text:p text:style-name="P14">然而若從總平均來看，可以發現因天氣而delay的比例是很低的。</text:p>
      <text:p text:style-name="P14"/>
      <text:p text:style-name="P7">（<text:span text:style-name="T2">BONUS</text:span>）</text:p>
      <text:p text:style-name="P7"/>
      <text:p text:style-name="P16">查詢了<text:span text:style-name="T3">2006~2008年近距離(Distance&lt;1000 miles)與遠距離（Distance&gt;3500 miles)航機的次數</text:span></text:p>
      <text:p text:style-name="P16"/>
      <text:p text:style-name="P15">mysql&gt; select P.Year,count(*) from performance P where convert(Distance/100,signed)&lt;=10 group by P.Year order by P.Year;</text:p>
      <text:p text:style-name="P15">+------+----------+</text:p>
      <text:p text:style-name="P15">| Year | count(*) |</text:p>
      <text:p text:style-name="P15">+------+----------+</text:p>
      <text:p text:style-name="P15">| 2006 | <text:s/>5702478 |</text:p>
      <text:p text:style-name="P15">| 2007 | <text:s/>5993487 |</text:p>
      <text:p text:style-name="P15">| 2008 | <text:s/>5614605 |</text:p>
      <text:p text:style-name="P15">+------+----------+</text:p>
      <text:p text:style-name="P15">3 rows in set (3 min 7.77 sec)</text:p>
      <text:p text:style-name="P15"/>
      <text:p text:style-name="P15">mysql&gt; select P.Year,count(*) from performance P where convert(Distance/100,signed)&gt;35 group by P.Year order by P.Year;</text:p>
      <text:p text:style-name="P15">+------+----------+</text:p>
      <text:p text:style-name="P15">| Year | count(*) |</text:p>
      <text:p text:style-name="P15">+------+----------+</text:p>
      <text:p text:style-name="P15">| 2006 | <text:s text:c="3"/>10082 |</text:p>
      <text:p text:style-name="P15">| 2007 | <text:s text:c="4"/>8508 |</text:p>
      <text:p text:style-name="P15">| 2008 | <text:s text:c="4"/>8054 |</text:p>
      <text:p text:style-name="P15">+------+----------+</text:p>
      <text:p text:style-name="P15">3 rows in set (2 min 52.76 sec)</text:p>
      <text:p text:style-name="P15"/>
      <text:p text:style-name="P15">發現2006~2007年，近距離航班的比例大幅提升，而遠距離則大幅下降，有可能是受到當時社會狀況的影響，例如經濟狀況或天災病毒等等，這就要在查詢其他資訊才能得知了。而2007~2008近距離航班大幅下降，但遠距離也略為下降，代表中距離航班比例提高，有可能是2006~2007年的狀況改善，但因為其他原因，遠距離航班依然下降，也許資料在往後更多年的話可以分析出更多東西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0:00:53.386781589</meta:creation-date>
    <dc:date>2017-04-10T22:17:37.764447057</dc:date>
    <meta:editing-duration>PT12H6M5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0" meta:paragraph-count="462" meta:word-count="2815" meta:character-count="14446" meta:non-whitespace-character-count="9692"/>
  </office:meta>
</office:document-meta>
</file>